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11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none" style:rotation-align="none" fo:border-top="0.31pt solid #3c3c3c" style:vertical-align="middle"/>
      <style:paragraph-properties fo:text-align="center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1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1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14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14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14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14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13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1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13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1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13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1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13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1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13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14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13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13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13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14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13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13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13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2º bim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/>
          <table:table-cell table:style-name="ce6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/>
          <table:table-cell table:style-name="ce6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11">
            <text:p>11</text:p>
          </table:table-cell>
          <table:table-cell/>
          <table:table-cell table:style-name="ce6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/>
          <table:table-cell table:style-name="ce6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/>
          <table:table-cell table:style-name="ce6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11">
            <text:p>11</text:p>
          </table:table-cell>
          <table:table-cell/>
          <table:table-cell table:style-name="ce6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/>
          <table:table-cell table:style-name="ce6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12">
            <text:p>12</text:p>
          </table:table-cell>
          <table:table-cell/>
          <table:table-cell table:style-name="ce6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/>
          <table:table-cell table:style-name="ce6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12">
            <text:p>1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18" office:value-type="float" office:value="9">
            <text:p>9</text:p>
          </table:table-cell>
          <table:table-cell/>
          <table:table-cell table:style-name="ce6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15">
            <text:p>15</text:p>
          </table:table-cell>
          <table:table-cell/>
          <table:table-cell table:style-name="ce6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15">
            <text:p>15</text:p>
          </table:table-cell>
          <table:table-cell/>
          <table:table-cell table:style-name="ce6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18" office:value-type="float" office:value="9">
            <text:p>9</text:p>
          </table:table-cell>
          <table:table-cell/>
          <table:table-cell table:style-name="ce6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18" office:value-type="float" office:value="15">
            <text:p>15</text:p>
          </table:table-cell>
          <table:table-cell/>
          <table:table-cell table:style-name="ce6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18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4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3ºbim" table:style-name="ta1" table:print="false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28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27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4º bim" table:style-name="ta1" table:print="false"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1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/>
          <table:table-cell table:style-name="ce6" office:value-type="float" office:value="6">
            <text:p>6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/>
          <table:table-cell table:style-name="ce6" office:value-type="float" office:value="7">
            <text:p>7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/>
          <table:table-cell table:style-name="ce6" office:value-type="float" office:value="8">
            <text:p>8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/>
          <table:table-cell table:style-name="ce6" office:value-type="float" office:value="9">
            <text:p>9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/>
          <table:table-cell table:style-name="ce6" office:value-type="float" office:value="10">
            <text:p>10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/>
          <table:table-cell table:style-name="ce6" office:value-type="float" office:value="11">
            <text:p>11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/>
          <table:table-cell table:style-name="ce6" office:value-type="float" office:value="12">
            <text:p>12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/>
          <table:table-cell table:style-name="ce6" office:value-type="float" office:value="13">
            <text:p>13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/>
          <table:table-cell table:style-name="ce6" office:value-type="float" office:value="14">
            <text:p>14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/>
          <table:table-cell table:style-name="ce6" office:value-type="float" office:value="15">
            <text:p>15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 table:style-name="ce21"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/>
          <table:table-cell table:style-name="ce6" office:value-type="float" office:value="16">
            <text:p>16</text:p>
          </table:table-cell>
          <table:table-cell table:style-name="ce31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/>
          <table:table-cell table:style-name="ce6" office:value-type="float" office:value="17">
            <text:p>17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/>
          <table:table-cell table:style-name="ce6" office:value-type="float" office:value="18">
            <text:p>18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/>
          <table:table-cell table:style-name="ce6" office:value-type="float" office:value="19">
            <text:p>19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/>
          <table:table-cell table:style-name="ce6" office:value-type="float" office:value="20">
            <text:p>20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/>
          <table:table-cell table:style-name="ce6" office:value-type="float" office:value="21">
            <text:p>21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/>
          <table:table-cell table:style-name="ce6" office:value-type="float" office:value="22">
            <text:p>22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/>
          <table:table-cell table:style-name="ce6" office:value-type="float" office:value="23">
            <text:p>23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/>
          <table:table-cell table:style-name="ce6" office:value-type="float" office:value="24">
            <text:p>24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/>
          <table:table-cell table:style-name="ce6" office:value-type="float" office:value="25">
            <text:p>25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/>
          <table:table-cell table:style-name="ce6" office:value-type="float" office:value="26">
            <text:p>26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/>
          <table:table-cell table:style-name="ce6" office:value-type="float" office:value="27">
            <text:p>27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/>
          <table:table-cell table:style-name="ce6" office:value-type="float" office:value="28">
            <text:p>28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/>
          <table:table-cell table:style-name="ce6" office:value-type="float" office:value="29">
            <text:p>29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/>
          <table:table-cell table:style-name="ce6" office:value-type="float" office:value="30">
            <text:p>30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/>
          <table:table-cell table:style-name="ce6" office:value-type="float" office:value="31">
            <text:p>31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/>
          <table:table-cell table:style-name="ce6" office:value-type="float" office:value="32">
            <text:p>32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/>
          <table:table-cell table:style-name="ce6" office:value-type="float" office:value="33">
            <text:p>33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/>
          <table:table-cell table:style-name="ce6" office:value-type="float" office:value="34">
            <text:p>34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/>
          <table:table-cell table:style-name="ce6" office:value-type="float" office:value="35">
            <text:p>35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/>
          <table:table-cell table:style-name="ce6" office:value-type="float" office:value="36">
            <text:p>36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/>
          <table:table-cell table:style-name="ce6" office:value-type="float" office:value="37">
            <text:p>37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/>
          <table:table-cell table:style-name="ce6" office:value-type="float" office:value="38">
            <text:p>38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 table:style-name="ce21"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/>
          <table:table-cell table:style-name="ce6" office:value-type="float" office:value="39">
            <text:p>39</text:p>
          </table:table-cell>
          <table:table-cell table:style-name="ce30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/>
          <table:table-cell table:style-name="ce6" office:value-type="float" office:value="40">
            <text:p>40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/>
          <table:table-cell table:style-name="ce6" office:value-type="float" office:value="41">
            <text:p>41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/>
          <table:table-cell table:style-name="ce6" office:value-type="float" office:value="42">
            <text:p>42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/>
          <table:table-cell table:style-name="ce6" office:value-type="float" office:value="43">
            <text:p>43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style-name="ce21"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/>
          <table:table-cell table:style-name="ce6" office:value-type="float" office:value="44">
            <text:p>44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/>
          <table:table-cell table:style-name="ce7" office:value-type="float" office:value="45">
            <text:p>45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/>
          <table:table-cell table:style-name="ce7" office:value-type="float" office:value="46">
            <text:p>46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/>
          <table:table-cell table:style-name="ce7" office:value-type="float" office:value="47">
            <text:p>47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/>
          <table:table-cell table:style-name="ce7" office:value-type="float" office:value="48">
            <text:p>48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style-name="ce21"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/>
          <table:table-cell table:style-name="ce7" office:value-type="float" office:value="49">
            <text:p>49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/>
          <table:table-cell table:style-name="ce7" office:value-type="float" office:value="50">
            <text:p>50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/>
          <table:table-cell table:style-name="ce7" office:value-type="float" office:value="51">
            <text:p>51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/>
          <table:table-cell table:style-name="ce7" office:value-type="float" office:value="52">
            <text:p>52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/>
          <table:table-cell table:style-name="ce7" office:value-type="float" office:value="53">
            <text:p>53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style-name="ce21"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/>
          <table:table-cell table:style-name="ce7" office:value-type="float" office:value="54">
            <text:p>54</text:p>
          </table:table-cell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style-name="ce21"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/>
          <table:table-cell table:style-name="ce7"/>
          <table:table-cell table:style-name="ce16"/>
          <table:table-cell table:style-name="ce18"/>
          <table:table-cell table:number-columns-repeated="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21"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2" table:number-columns-spanned="2" table:number-rows-spanned="1">
            <text:p>22</text:p>
          </table:table-cell>
          <table:covered-table-cell table:style-name="ce18"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 table:style-name="ce18"/>
          <table:table-cell table:number-columns-repeated="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1"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3"/>
        </table:table-row>
        <table:table-row table:style-name="ro2" table:number-rows-repeated="1048509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1T16:05:06</dc:date>
    <meta:editing-duration>PT39M18S</meta:editing-duration>
    <meta:editing-cycles>13</meta:editing-cycles>
    <meta:generator>LibreOffice/3.5$Linux_x86 LibreOffice_project/350m1$Build-2</meta:generator>
    <meta:document-statistic meta:table-count="4" meta:cell-count="2500" meta:object-count="0"/>
  </office:meta>
</office:document-meta>
</file>